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Preformatted_20_Text" style:list-style-name="L7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1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Kategorier och underkategorier att använda i frågorna</text:h>
      <text:p text:style-name="Text_20_body"><text:span text:style-name="Emphasis">(OBS: ska inte stå i CSV-kolumnen, bara användas som inspiration för att skapa variation i frågorna)</text:span></text:p>
      <text:list text:style-name="L1">
        <text:list-item>
          <text:p text:style-name="P1"><text:span text:style-name="Strong_20_Emphasis">Allmän sportkunskap</text:span></text:p>
          <text:list>
            <text:list-item>
              <text:p text:style-name="P1">OS-historia</text:p>
            </text:list-item>
            <text:list-item>
              <text:p text:style-name="P1">Svenska idrottsprofiler</text:p>
            </text:list-item>
            <text:list-item>
              <text:p text:style-name="P1">Världsrekord och legendariska ögonblick</text:p>
            </text:list-item>
          </text:list>
        </text:list-item>
        <text:list-item>
          <text:p text:style-name="P1"><text:span text:style-name="Strong_20_Emphasis">Fotboll</text:span></text:p>
          <text:list>
            <text:list-item>
              <text:p text:style-name="P1">VM och EM</text:p>
            </text:list-item>
            <text:list-item>
              <text:p text:style-name="P1">Svenska klubbar och landslaget</text:p>
            </text:list-item>
            <text:list-item>
              <text:p text:style-name="P1">Stjärnspelare genom tiderna</text:p>
            </text:list-item>
          </text:list>
        </text:list-item>
        <text:list-item>
          <text:p text:style-name="P1"><text:span text:style-name="Strong_20_Emphasis">Ishockey</text:span></text:p>
          <text:list>
            <text:list-item>
              <text:p text:style-name="P1">NHL och Stanley Cup</text:p>
            </text:list-item>
            <text:list-item>
              <text:p text:style-name="P1">Tre Kronor och SHL</text:p>
            </text:list-item>
            <text:list-item>
              <text:p text:style-name="P1">Klassiska matcher</text:p>
            </text:list-item>
          </text:list>
        </text:list-item>
        <text:list-item>
          <text:p text:style-name="P1"><text:span text:style-name="Strong_20_Emphasis">Friidrott</text:span></text:p>
          <text:list>
            <text:list-item>
              <text:p text:style-name="P1">OS-grenar</text:p>
            </text:list-item>
            <text:list-item>
              <text:p text:style-name="P1">Svenska stjärnor</text:p>
            </text:list-item>
            <text:list-item>
              <text:p text:style-name="P1">Världsrekord</text:p>
            </text:list-item>
          </text:list>
        </text:list-item>
        <text:list-item>
          <text:p text:style-name="P1"><text:span text:style-name="Strong_20_Emphasis">Vintersport</text:span></text:p>
          <text:list>
            <text:list-item>
              <text:p text:style-name="P1">Skidåkning (längd, alpint)</text:p>
            </text:list-item>
            <text:list-item>
              <text:p text:style-name="P1">Skidskytte</text:p>
            </text:list-item>
            <text:list-item>
              <text:p text:style-name="P1">Svenska klassiker (Vasaloppet m.m.)</text:p>
            </text:list-item>
          </text:list>
        </text:list-item>
        <text:list-item>
          <text:p text:style-name="P1"><text:span text:style-name="Strong_20_Emphasis">Tennis &amp; Racket</text:span></text:p>
          <text:list>
            <text:list-item>
              <text:p text:style-name="P1">Svenska legender (Borg, Wilander, Edberg)</text:p>
            </text:list-item>
            <text:list-item>
              <text:p text:style-name="P1">Grand Slam-turneringar</text:p>
            </text:list-item>
            <text:list-item>
              <text:p text:style-name="P1">Bordtennis och padel</text:p>
            </text:list-item>
          </text:list>
        </text:list-item>
        <text:list-item>
          <text:p text:style-name="P1"><text:span text:style-name="Strong_20_Emphasis">Kampsport</text:span></text:p>
          <text:list>
            <text:list-item>
              <text:p text:style-name="P1">Boxning</text:p>
            </text:list-item>
            <text:list-item>
              <text:p text:style-name="P1">MMA &amp; UFC</text:p>
            </text:list-item>
            <text:list-item>
              <text:p text:style-name="P1">Judo, brottning, karate</text:p>
            </text:list-item>
          </text:list>
        </text:list-item>
        <text:list-item>
          <text:p text:style-name="P1"><text:span text:style-name="Strong_20_Emphasis">Motor- &amp; bilsport</text:span></text:p>
          <text:list>
            <text:list-item>
              <text:p text:style-name="P1"><text:soft-page-break/>Formel 1</text:p>
            </text:list-item>
            <text:list-item>
              <text:p text:style-name="P1">Rally</text:p>
            </text:list-item>
            <text:list-item>
              <text:p text:style-name="P1">Speedway</text:p>
            </text:list-item>
          </text:list>
        </text:list-item>
        <text:list-item>
          <text:p text:style-name="P1"><text:span text:style-name="Strong_20_Emphasis">Lagsporter (utöver fotboll &amp; hockey)</text:span></text:p>
          <text:list>
            <text:list-item>
              <text:p text:style-name="P1">Handboll</text:p>
            </text:list-item>
            <text:list-item>
              <text:p text:style-name="P1">Basket</text:p>
            </text:list-item>
            <text:list-item>
              <text:p text:style-name="P1">Innebandy</text:p>
            </text:list-item>
            <text:list-item>
              <text:p text:style-name="P1">Rugby &amp; amerikansk fotboll</text:p>
            </text:list-item>
          </text:list>
        </text:list-item>
        <text:list-item>
          <text:p text:style-name="P1"><text:span text:style-name="Strong_20_Emphasis">Udda &amp; roliga sporter</text:span></text:p>
        </text:list-item>
      </text:list>
      <text:list text:style-name="L2">
        <text:list-item>
          <text:p text:style-name="P2">Cricket &amp; baseboll</text:p>
        </text:list-item>
        <text:list-item>
          <text:p text:style-name="P2">E-sport</text:p>
        </text:list-item>
        <text:list-item>
          <text:p text:style-name="P2">Mindre kända idrotter (curling, segling, dart)</text:p>
        </text:list-item>
      </text:list>
      <text:list text:style-name="L3">
        <text:list-item>
          <text:p text:style-name="P3"><text:span text:style-name="Strong_20_Emphasis">Paralympics &amp; damidrott</text:span></text:p>
        </text:list-item>
      </text:list>
      <text:list text:style-name="L4">
        <text:list-item>
          <text:p text:style-name="P4">Svenska profiler</text:p>
        </text:list-item>
        <text:list-item>
          <text:p text:style-name="P4">Internationella stjärnor</text:p>
        </text:list-item>
        <text:list-item>
          <text:p text:style-name="P4">Viktiga turneringar och milstolpar</text:p>
        </text:list-item>
      </text:list>
      <text:list text:style-name="L5">
        <text:list-item>
          <text:p text:style-name="P5"><text:span text:style-name="Strong_20_Emphasis">Sport &amp; kultur</text:span></text:p>
        </text:list-item>
      </text:list>
      <text:list text:style-name="L6">
        <text:list-item>
          <text:p text:style-name="P6">Sportfilmer</text:p>
        </text:list-item>
        <text:list-item>
          <text:p text:style-name="P6">Sport i musik och litteratur</text:p>
        </text:list-item>
        <text:list-item>
          <text:p text:style-name="P6">Kända sportcitat</text:p>
        </text:list-item>
      </text:list>
      <text:p text:style-name="Horizontal_20_Line"/>
      <text:h text:style-name="Heading_20_3" text:outline-level="3">📌 Regler</text:h>
      <text:list text:style-name="L7">
        <text:list-item>
          <text:p text:style-name="P7">Totalt antal frågor: <text:span text:style-name="Strong_20_Emphasis">1000</text:span></text:p>
          <text:list>
            <text:list-item>
              <text:p text:style-name="P7">Sprid ut jämnt mellan kategorier och underkategorier.</text:p>
            </text:list-item>
          </text:list>
        </text:list-item>
        <text:list-item>
          <text:p text:style-name="P7">Svårighetsgrad:</text:p>
          <text:list>
            <text:list-item>
              <text:p text:style-name="P7">Frågorna ska vara <text:span text:style-name="Strong_20_Emphasis">medel, medelsvåra och svåra</text:span>.</text:p>
            </text:list-item>
            <text:list-item>
              <text:p text:style-name="P7">Inga för lätta frågor.</text:p>
            </text:list-item>
          </text:list>
        </text:list-item>
        <text:list-item>
          <text:p text:style-name="P7">Format och språk:</text:p>
          <text:list>
            <text:list-item>
              <text:p text:style-name="P7">Frågorna ska vara <text:span text:style-name="Strong_20_Emphasis">på svenska</text:span>.</text:p>
            </text:list-item>
            <text:list-item>
              <text:p text:style-name="P7">Varje fråga ska vara <text:span text:style-name="Strong_20_Emphasis">kortfattad och lättläst</text:span> (en mening).</text:p>
            </text:list-item>
            <text:list-item>
              <text:p text:style-name="P7">Alla frågor ska ha <text:span text:style-name="Strong_20_Emphasis">ett korrekt svar + tre trovärdiga men felaktiga svarsalternativ</text:span>.</text:p>
            </text:list-item>
            <text:list-item>
              <text:p text:style-name="P7">Inga frågor eller svar får vara <text:span text:style-name="Strong_20_Emphasis">dubletter</text:span>.</text:p>
            </text:list-item>
          </text:list>
        </text:list-item>
        <text:list-item>
          <text:p text:style-name="P7"><text:soft-page-break/>Utdata ska sparas i CSV-format med följande kolumner:</text:p>
          <text:p text:style-name="P8"><text:span text:style-name="Source_20_Text">Kategori,Fråga,Rätt svar,Fel svar 1,Fel svar 2,Fel svar 3</text:span></text:p>
        </text:list-item>
        <text:list-item>
          <text:p text:style-name="P7"><text:span text:style-name="Strong_20_Emphasis">Kategori ska alltid vara “sport” i första kolumnen</text:span>.</text:p>
        </text:list-item>
      </text:list>
      <text:p text:style-name="Horizontal_20_Line"/>
      <text:h text:style-name="Heading_20_3" text:outline-level="3">📌 Exempel på rad i CSV</text:h>
      <text:p text:style-name="P9"><text:span text:style-name="Source_20_Text">sport,Vem vann VM i fotboll 2006?,Italien,Frankrike,Brasilien,Argentina</text:span></text:p>
      <text:p text:style-name="Horizontal_20_Line"/>
      <text:p text:style-name="Text_20_body">👉 Generera hela quizet som en CSV med <text:span text:style-name="Strong_20_Emphasis">1000 rader</text:span> enligt reglerna ova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0:31:05.462560500</meta:creation-date>
    <dc:date>2025-08-20T10:31:52.052756300</dc:date>
    <meta:editing-duration>PT46S</meta:editing-duration>
    <meta:editing-cycles>1</meta:editing-cycles>
    <meta:document-statistic meta:table-count="0" meta:image-count="0" meta:object-count="0" meta:page-count="3" meta:paragraph-count="68" meta:word-count="316" meta:character-count="1837" meta:non-whitespace-character-count="1650"/>
    <meta:generator>LibreOffice/25.2.4.3$Windows_X86_64 LibreOffice_project/33e196637044ead23f5c3226cde09b47731f7e27</meta:generator>
  </office:meta>
</office:document-meta>
</file>